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style:font-face style:name="Ubuntu Mono1" svg:font-family="'Ubuntu Mono'" style:font-family-generic="system" style:font-pitch="variable"/>
  </office:font-face-decls>
  <office:automatic-styles>
    <style:style style:name="P1" style:family="paragraph" style:parent-style-name="Standard">
      <style:paragraph-properties fo:margin-top="0in" fo:margin-bottom="0in" loext:contextual-spacing="false" fo:line-height="100%" fo:keep-together="auto" fo:orphans="0" fo:widows="0" fo:padding="0in" fo:border="none" fo:keep-with-next="auto"/>
    </style:style>
    <style:style style:name="P2" style:family="paragraph" style:parent-style-name="Standard">
      <style:paragraph-properties fo:margin-top="0in" fo:margin-bottom="0in" loext:contextual-spacing="false" fo:line-height="100%" fo:text-align="end" style:justify-single-word="false" fo:keep-together="auto" fo:orphans="0" fo:widows="0" fo:padding="0in" fo:border="none" fo:keep-with-next="auto"/>
    </style:style>
    <style:style style:name="P3" style:family="paragraph" style:parent-style-name="Standard">
      <style:paragraph-properties fo:margin-top="0in" fo:margin-bottom="0in" loext:contextual-spacing="false" fo:line-height="100%" fo:padding="0in" fo:border="none"/>
    </style:style>
    <style:style style:name="P4" style:family="paragraph" style:parent-style-name="Standard">
      <style:paragraph-properties fo:margin-top="0in" fo:margin-bottom="0.139in" loext:contextual-spacing="false" fo:line-height="100%" fo:keep-together="auto" fo:orphans="0" fo:widows="0" fo:padding="0in" fo:border="none" fo:keep-with-next="auto"/>
    </style:style>
    <style:style style:name="P5" style:family="paragraph" style:parent-style-name="Standard">
      <style:paragraph-properties fo:margin-top="0in" fo:margin-bottom="0.139in" loext:contextual-spacing="false" fo:line-height="100%" fo:padding="0in" fo:border="none"/>
    </style:style>
    <style:style style:name="P6" style:family="paragraph" style:parent-style-name="Standard">
      <style:paragraph-properties fo:margin-left="0.25in" fo:margin-right="0in" fo:text-indent="0in" style:auto-text-indent="false" fo:padding="0in" fo:border="none"/>
    </style:style>
    <style:style style:name="P7" style:family="paragraph" style:parent-style-name="Standard">
      <style:paragraph-properties fo:margin-left="0.25in" fo:margin-right="0in" fo:text-indent="0in" style:auto-text-indent="false" fo:padding="0in" fo:border="none"/>
    </style:style>
    <style:style style:name="P8" style:family="paragraph" style:parent-style-name="Standard">
      <style:paragraph-properties fo:keep-together="auto" fo:orphans="0" fo:widows="0" fo:padding="0in" fo:border="none" fo:keep-with-next="auto"/>
    </style:style>
    <style:style style:name="P9" style:family="paragraph" style:parent-style-name="Standard">
      <style:paragraph-properties fo:line-height="100%" fo:text-align="start" style:justify-single-word="false" fo:keep-together="auto" fo:orphans="0" fo:widows="0" fo:padding="0in" fo:border="none" fo:keep-with-next="auto"/>
    </style:style>
    <style:style style:name="P10" style:family="paragraph" style:parent-style-name="Standard">
      <style:paragraph-properties fo:text-align="start" style:justify-single-word="false" fo:keep-together="auto" fo:orphans="0" fo:widows="0" fo:padding="0in" fo:border="none" fo:keep-with-next="auto"/>
    </style:style>
    <style:style style:name="P11" style:family="paragraph" style:parent-style-name="Standard">
      <style:paragraph-properties fo:padding="0in" fo:border="none"/>
    </style:style>
    <style:style style:name="P12" style:family="paragraph" style:parent-style-name="Standard">
      <style:paragraph-properties fo:margin-top="0.139in" fo:margin-bottom="0.139in" loext:contextual-spacing="false" fo:line-height="100%" fo:padding="0in" fo:border="none"/>
    </style:style>
    <style:style style:name="P13" style:family="paragraph" style:parent-style-name="Standard">
      <style:paragraph-properties fo:margin-top="0.139in" fo:margin-bottom="0in" loext:contextual-spacing="false" fo:line-height="100%" fo:padding="0in" fo:border="none"/>
    </style:style>
    <style:style style:name="P14" style:family="paragraph" style:parent-style-name="Standard" style:list-style-name="WWNum1">
      <style:paragraph-properties fo:margin-left="0.5in" fo:margin-right="0in" fo:margin-top="0in" fo:margin-bottom="0in" loext:contextual-spacing="false" fo:text-indent="-0.25in" style:auto-text-indent="false" fo:padding="0in" fo:border="none"/>
    </style:style>
    <style:style style:name="P15"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16" style:family="paragraph" style:parent-style-name="Standard" style:list-style-name="WWNum1">
      <style:paragraph-properties fo:margin-left="0.5in" fo:margin-right="0in" fo:text-indent="-0.25in" style:auto-text-indent="false" fo:padding="0in" fo:border="none"/>
    </style:style>
    <style:style style:name="P17" style:family="paragraph" style:parent-style-name="Heading_20_1">
      <style:paragraph-properties fo:margin-top="0.139in" fo:margin-bottom="0in" loext:contextual-spacing="false" fo:line-height="100%" fo:keep-together="auto" fo:orphans="0" fo:widows="0" fo:padding="0in" fo:border="none" fo:keep-with-next="auto"/>
    </style:style>
    <style:style style:name="P18" style:family="paragraph" style:parent-style-name="Heading_20_1">
      <style:paragraph-properties fo:padding="0in" fo:border="none"/>
    </style:style>
    <style:style style:name="P19" style:family="paragraph" style:parent-style-name="Title" style:master-page-name="Standard">
      <style:paragraph-properties fo:keep-together="auto" fo:orphans="0" fo:widows="0" style:page-number="1" fo:padding="0in" fo:border="none" fo:keep-with-next="auto"/>
    </style:style>
    <style:style style:name="P20" style:family="paragraph">
      <loext:graphic-properties draw:fill="solid" draw:fill-color="#a0a0a0"/>
      <style:paragraph-properties fo:text-align="center"/>
    </style:style>
    <style:style style:name="T1" style:family="text">
      <style:text-properties fo:font-size="18pt" style:font-size-asian="18pt" style:font-size-complex="18pt"/>
    </style:style>
    <style:style style:name="T2" style:family="text">
      <style:text-properties fo:font-size="11pt" fo:font-weight="bold" style:font-size-asian="11pt" style:font-weight-asian="bold" style:font-size-complex="11pt"/>
    </style:style>
    <style:style style:name="T3" style:family="text">
      <style:text-properties fo:font-weight="bold" style:font-weight-asian="bold"/>
    </style:style>
    <style:style style:name="T4" style:family="text">
      <style:text-properties fo:font-style="italic" fo:font-weight="bold" style:font-style-asian="italic" style:font-weight-asian="bold"/>
    </style:style>
    <style:style style:name="T5" style:family="text">
      <style:text-properties fo:font-style="italic" style:font-style-asian="italic"/>
    </style:style>
    <style:style style:name="T6" style:family="text">
      <style:text-properties style:font-name="Consolas" style:font-name-asian="Consolas1" style:font-name-complex="Consolas1"/>
    </style:style>
    <style:style style:name="T7" style:family="text">
      <style:text-properties style:font-name="Arial" style:font-name-asian="Arial1" style:font-name-complex="Arial1"/>
    </style:style>
    <style:style style:name="T8" style:family="text">
      <style:text-properties fo:font-size="8pt" fo:font-style="italic" style:font-size-asian="8pt" style:font-style-asian="italic" style:font-size-complex="8pt"/>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jtafrje7pi7o"/><text:span text:style-name="T1">Práctica 2.3: Procesos</text:span></text:p>
      <text:p text:style-name="P1"><text:span text:style-name="T2">Objetivos</text:span></text:p>
      <text:p text:style-name="P4">En esta práctica se revisan las funciones del sistema básicas para la gestión de procesos: políticas de planificación, creación de procesos, grupos de procesos, sesiones, recursos de un proceso y gestión de señales.</text:p>
      <text:p text:style-name="P4"><text:span text:style-name="T2">Contenido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14a3ftqman5y" text:style-name="Index_20_Link" text:visited-style-name="Index_20_Link">Preparación del entorno para la práctica</text:a></text:p>
          <text:p text:style-name="P6"><text:a xlink:type="simple" xlink:href="#_rk750rh0zbua" text:style-name="Index_20_Link" text:visited-style-name="Index_20_Link">Políticas de planificación</text:a></text:p>
          <text:p text:style-name="P6"><text:a xlink:type="simple" xlink:href="#_9jpm36obra1c" text:style-name="Index_20_Link" text:visited-style-name="Index_20_Link">Grupos de procesos y sesiones. Recursos de un proceso</text:a></text:p>
          <text:p text:style-name="P6"><text:a xlink:type="simple" xlink:href="#_oii4am5x6pl1" text:style-name="Index_20_Link" text:visited-style-name="Index_20_Link">Ejecución de programas</text:a></text:p>
          <text:p text:style-name="P6"><text:a xlink:type="simple" xlink:href="#_6kob7pg9jkqo" text:style-name="Index_20_Link" text:visited-style-name="Index_20_Link">Señales</text:a></text:p>
        </text:index-body>
      </text:table-of-content>
      <text:p text:style-name="P17"><text:bookmark text:name="_14a3ftqman5y"/>Preparación del entorno para la práctica</text:p>
      <text:p text:style-name="P8">Algunos de los ejercicios de esta práctica requieren permisos de superusuario para poder fijar algunos atributos de un proceso, ej. políticas de tiempo real. Por este motivo, es recomendable realizarla en una <text:span text:style-name="T3">máquina virtual</text:span> en lugar de las máquinas físicas del laboratorio.</text:p>
      <text:p text:style-name="P18"><text:bookmark text:name="_rk750rh0zbua"/>Políticas de planificación</text:p>
      <text:p text:style-name="P12">En esta sección estudiaremos los parámetros de planificador de Linux que permiten variar y consultar la prioridad de un proceso. Veremos tanto la interfaz del sistema como algunos comandos importantes.</text:p>
      <text:p text:style-name="P3"><text:span text:style-name="T4">Ejercicio 1.</text:span><text:span text:style-name="T5"> </text:span>La política de planificación y la prioridad de un proceso puede consultarse y modificarse con el comando <text:span text:style-name="T6">chrt</text:span>. Adicionalmente, el comando <text:span text:style-name="T6">nice</text:span>/<text:span text:style-name="T6">renice</text:span> permite ajustar el valor de <text:span text:style-name="T5">nice</text:span> de un proceso. Consultar la página de manual de ambos comandos y comprobar su funcionamiento cambiando el valor de <text:span text:style-name="T5">nice</text:span> de la shell a -10 y después cambiando su política de planificación a SCHED_FIFO con prioridad 12.</text:p>
      <text:p text:style-name="P11"/>
      <text:p text:style-name="P11"><text:span text:style-name="T4">Ejercicio 2.</text:span><text:span text:style-name="T5"> </text:span>Escribir un programa que muestre la política de planificación (como cadena) y la prioridad del proceso actual, además de mostrar los valores máximo y mínimo de la prioridad para la política de planificación. </text:p>
      <text:p text:style-name="P13"><text:span text:style-name="T4">Ejercicio 3. </text:span><text:s/>Ejecutar el programa anterior en una shell con prioridad 12 y política de planificación <text:span text:style-name="T6">SCHED_FIFO</text:span> como la del ejercicio 1. ¿Cuál es la prioridad en este caso del programa? ¿Se heredan los atributos de planificación?</text:p>
      <text:p text:style-name="P18"><text:bookmark text:name="_9jpm36obra1c"/>Grupos de procesos y sesiones. Recursos de un proceso.</text:p>
      <text:p text:style-name="P12">Los grupos de procesos y sesiones simplifican la gestión que realiza la shell, ya que permite enviar de forma efectiva señales a un grupo de procesos (suspender, reanudar, terminar…). En esta sección veremos esta relación y estudiaremos el interfaz del sistema para controlarla.</text:p>
      <text:p text:style-name="P3"><text:span text:style-name="T4">Ejercicio 1.</text:span><text:span text:style-name="T5"> </text:span>El comando <text:span text:style-name="T6">ps</text:span> es de especial importancia para ver los procesos del sistema y su estado. Estudiar la página de manual y:</text:p>
      <text:list xml:id="list1174956571" text:style-name="WWNum1">
        <text:list-item>
          <text:p text:style-name="P14">Mostrar todos los procesos del usuario actual en formato extendido.</text:p>
        </text:list-item>
        <text:list-item>
          <text:p text:style-name="P15">Mostrar los procesos del sistema, incluyendo el identificador del proceso, el identificador del grupo de procesos, el identificador de sesión, el estado y la línea de comandos.</text:p>
        </text:list-item>
        <text:list-item>
          <text:p text:style-name="P16">Observar el identificador de proceso, grupo de procesos y sesión de los procesos. ¿Qué identificadores comparten la shell y los programas que se ejecutan en ella? ¿Cuál es el identificador de grupo de procesos cuando se crea un nuevo proceso?</text:p>
        </text:list-item>
      </text:list>
      <text:p text:style-name="P11"/>
      <text:p text:style-name="P5"><text:span text:style-name="T4">Ejercicio 2.</text:span><text:span text:style-name="T5"> </text:span>Escribir un programa que muestre los identificadores del proceso: identificador de proceso, de proceso padre, de grupo de procesos y de sesión. Mostrar además el número máximo de archivos que puede abrir el proceso y el directorio de trabajo actual.</text:p>
      <text:p text:style-name="P5"><text:soft-page-break/><text:span text:style-name="T4">Ejercicio 3.</text:span><text:span text:style-name="T5"> </text:span>Normalmente un demonio está en su propia sesión y grupo. Para garantizar que es posible crear la sesión y el grupo, el proceso hace un <text:span text:style-name="T6">fork()</text:span> en el que ejecuta la lógica del demonio y crea la nueva sesión. Escribir una plantilla de demonio (creación del nuevo proceso y de la sesión) en el que únicamente se muestren los atributos del proceso (como en el ejercicio anterior). Además, un demonio tiene un directorio de trabajo definido. Fijar el de nuestra plantilla a <text:span text:style-name="T6">/tmp</text:span>.</text:p>
      <text:p text:style-name="P5">¿Qué sucede si el proceso padre termina antes de que el hijo imprima su información (observar el PID del proceso padre)? ¿Y si el proceso que termina antes es el hijo (observar el estado del proceso hijo con <text:span text:style-name="T6">ps</text:span>)?</text:p>
      <text:p text:style-name="P5"><text:span text:style-name="T3">Nota</text:span>: Usar <text:span text:style-name="T6">sleep()</text:span> o <text:span text:style-name="T6">pause()</text:span> para forzar el orden de finalización deseado.</text:p>
      <text:p text:style-name="P18"><text:bookmark text:name="_oii4am5x6pl1"/>Ejecución de programas</text:p>
      <text:p text:style-name="P13"><text:span text:style-name="T4">Ejercicio 1.</text:span><text:span text:style-name="T3"> </text:span>Las funciones principales para la ejecución de programas son <text:span text:style-name="T6">system()</text:span> y la familia de llamadas <text:span text:style-name="T6">exec()</text:span>. Escribir dos programas, uno con <text:span text:style-name="T6">system()</text:span> y otro con la llamada <text:span text:style-name="T6">exec()</text:span> adecuada, que ejecute un programa que se pasará como argumento por línea de comandos. En cada caso, después de la ejecución añadir una sentencia para imprimir la cadena <text:span text:style-name="T6">“El comando terminó de ejecutarse”</text:span> y comprobar el resultado. ¿Por qué no se imprime la cadena en los dos programas? </text:p>
      <text:p text:style-name="P13"><text:span text:style-name="T3">Nota: </text:span>Considerar cómo deben pasarse los argumentos en cada caso para que sea sencilla la implementación. Por ejemplo: ¿Qué diferencia hay entre <text:span text:style-name="T6">./ejecuta ps -el</text:span><text:span text:style-name="T3"> </text:span>y <text:span text:style-name="T6">./ejecuta “ps -el”</text:span>?</text:p>
      <text:p text:style-name="P13"><text:span text:style-name="T4">Ejercicio 2.</text:span><text:span text:style-name="T5"> </text:span>Usando la versión <text:span text:style-name="T6">exec()</text:span> del ejercicio anterior, y la plantilla de demonio desarrollada en la sección anterior, escribir un programa que ejecute cualquier programa como si fuera un demonio. Además, redirigir los flujos estándar asociados al terminal usando <text:span text:style-name="T6">dup2()</text:span>:</text:p>
      <text:list xml:id="list522412706800" text:continue-numbering="true" text:style-name="WWNum1">
        <text:list-item>
          <text:p text:style-name="P16">La salida estándar al fichero <text:span text:style-name="T6">/tmp/daemon.out</text:span>.</text:p>
        </text:list-item>
        <text:list-item>
          <text:p text:style-name="P14">La salida de error estándar al fichero <text:span text:style-name="T6">/tmp/daemon.err.</text:span></text:p>
        </text:list-item>
        <text:list-item>
          <text:p text:style-name="P15">La entrada estándar a <text:span text:style-name="T6">/dev/null</text:span>.</text:p>
        </text:list-item>
      </text:list>
      <text:p text:style-name="P3">Comprobar que el proceso sigue en ejecución tras cerrar la shell.</text:p>
      <text:p text:style-name="P18"><text:bookmark text:name="_6kob7pg9jkqo"/>Señales</text:p>
      <text:p text:style-name="P11"><text:span text:style-name="T4">Ejercicio 1.</text:span><text:span text:style-name="T5"> </text:span>El comando <text:span text:style-name="T6">kill</text:span> permite enviar señales a un proceso o grupo de procesos por su identificador (<text:span text:style-name="T6">pkill</text:span> permite hacerlo por nombre de proceso). Estudiar la página de manual del comando y las señales que se pueden enviar a un proceso.</text:p>
      <text:p text:style-name="P13"><text:span text:style-name="T4">Ejercicio 2.</text:span><text:span text:style-name="T5"> </text:span>En un terminal, arrancar un proceso de larga duración (ej. <text:span text:style-name="T6">sleep 600</text:span>). En otra terminal, enviar diferentes señales al proceso, comprobar el comportamiento. Observar el código de salida de <text:span text:style-name="T6">sleep</text:span>. ¿Qué relación hay con la señal enviada?</text:p>
      <text:p text:style-name="P13"><text:span text:style-name="T4">Ejercicio 3. </text:span>Escribir un programa que bloquee las señales <text:span text:style-name="T6">SIGINT</text:span> y <text:span text:style-name="T6">SIGTSTP</text:span>. Después de bloquearlas el programa debe suspender su ejecución con la llamada <text:span text:style-name="T6">sleep()</text:span> un número de segundos que se obtendrán de la variable de entorno <text:span text:style-name="T6">SLEEP_SECS</text:span>. </text:p>
      <text:p text:style-name="P13">Después de despertar de la llamada <text:span text:style-name="T6">sleep()</text:span>, el proceso debe informar de si recibió la señal <text:span text:style-name="T6">SIGINT</text:span> y/o <text:span text:style-name="T6">SIGTSTP</text:span>. En este último caso, debe desbloquearla con lo que el proceso se detendrá y podrá ser reanudado en la shell (imprimir una cadena antes de finalizar el programa para comprobar este comportamiento).</text:p>
      <text:p text:style-name="P13"><text:span text:style-name="T4">Ejercicio 4. </text:span>Escribir un programa que instale un manejador sencillo para las señales <text:span text:style-name="T6">SIGINT</text:span> y <text:span text:style-name="T6">SIGTSTP</text:span>. El manejador debe contar las veces que ha recibido cada señal. El programa principal permanecerá en un bucle que se detendrá cuando se hayan recibido 10 señales. El número de señales de cada tipo se mostrará al finalizar el programa. </text:p>
      <text:p text:style-name="P13"><text:span text:style-name="T4">Ejercicio 5. </text:span>Escribir un programa que realice el borrado programado del propio ejecutable. El programa tendrá como argumento el número de segundos que esperará antes de borrar el fichero. El borrado del fichero se podrá detener si se recibe la señal <text:span text:style-name="T6">SIGUSR1</text:span>.</text:p>
      <text:p text:style-name="P13"><text:span text:style-name="T3">Nota:</text:span> El programa principal no se puede suspender usando la función <text:span text:style-name="T6">sleep()</text:span>. Usar las funciones del sistema para borrar el fichero.</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style:font-face style:name="Ubuntu Mono1" svg:font-family="'Ubuntu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353835" style:font-name="Ubuntu" fo:font-size="10pt" fo:language="en" fo:country="none" style:letter-kerning="false" style:font-name-asian="Ubuntu1" style:font-size-asian="10pt" style:language-asian="zh" style:country-asian="CN" style:font-name-complex="Ubuntu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353835" style:font-name="Ubuntu" fo:font-size="10pt" fo:language="en" fo:country="none" style:letter-kerning="false" style:font-name-asian="Ubuntu1" style:font-size-asian="10pt" style:language-asian="zh" style:country-asian="CN" style:font-name-complex="Ubuntu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uto" fo:orphans="0" fo:widows="0" fo:keep-with-next="auto"/>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uto" fo:orphans="0" fo:widows="0" fo:keep-with-next="auto"/>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margin-top="0in" fo:margin-bottom="0.139in" loext:contextual-spacing="false" fo:line-height="100%" fo:keep-together="auto" fo:orphans="0" fo:widows="0" fo:keep-with-next="auto"/>
      <style:text-properties fo:font-weight="bold" style:font-weight-asian="bold"/>
    </style:style>
    <style:style style:name="Heading_20_4" style:display-name="Heading 4" style:family="paragraph" style:parent-style-name="normal" style:next-style-name="Standard" style:default-outline-level="" style:class="text">
      <style:paragraph-properties fo:text-align="start" style:justify-single-word="false" fo:keep-together="auto" fo:orphans="0" fo:widows="0" fo:keep-with-next="auto"/>
      <style:text-properties fo:color="#000000" style:font-name="Ubuntu Mono" fo:font-family="'Ubuntu Mono'" style:font-family-generic="roman" style:font-pitch="variable" style:font-name-asian="Ubuntu Mono1" style:font-family-asian="'Ubuntu Mono'" style:font-family-generic-asian="system" style:font-pitch-asian="variable" style:font-name-complex="Ubuntu Mono1" style:font-family-complex="'Ubuntu Mono'" style:font-family-generic-complex="system" style:font-pitch-complex="variable" fo:background-color="#ffffff"/>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in" fo:margin-bottom="0.0555in" loext:contextual-spacing="false" fo:line-height="100%" fo:keep-together="auto" fo:orphans="0" fo:widows="0" fo:keep-with-next="auto"/>
      <style:text-properties fo:color="#666666" fo:font-size="14pt" style:font-size-asian="14pt" style:font-size-complex="14pt"/>
    </style:style>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2708in" fo:margin-left="-0.075in" fo:margin-top="0in" fo:margin-bottom="0in" table:align="left"/>
    </style:style>
    <style:style style:name="Table1.A" style:family="table-column">
      <style:table-column-properties style:column-width="3.5729in"/>
    </style:style>
    <style:style style:name="Table1.B" style:family="table-column">
      <style:table-column-properties style:column-width="2.6972in"/>
    </style:style>
    <style:style style:name="Table1.1" style:family="table-row">
      <style:table-row-properties fo:keep-together="auto"/>
    </style:style>
    <style:style style:name="Table1.A1" style:family="table-cell">
      <style:table-cell-properties style:vertical-align="" fo:padding="0.0694in" fo:border="none"/>
    </style:style>
    <style:style style:name="MP1" style:family="paragraph" style:parent-style-name="Standard">
      <style:paragraph-properties fo:line-height="100%" fo:text-align="start" style:justify-single-word="false" fo:keep-together="auto" fo:orphans="0" fo:widows="0" fo:padding="0in" fo:border="none" fo:keep-with-next="auto"/>
    </style:style>
    <style:style style:name="MP2" style:family="paragraph">
      <loext:graphic-properties draw:fill="solid" draw:fill-color="#a0a0a0"/>
      <style:paragraph-properties fo:text-align="center"/>
    </style:style>
    <style:style style:name="MP3" style:family="paragraph" style:parent-style-name="Standard">
      <style:paragraph-properties fo:text-align="start" style:justify-single-word="false" fo:keep-together="auto" fo:orphans="0" fo:widows="0" fo:padding="0in" fo:border="none" fo:keep-with-next="auto"/>
    </style:style>
    <style:style style:name="MP4" style:family="paragraph" style:parent-style-name="Standard">
      <style:paragraph-properties fo:margin-top="0in" fo:margin-bottom="0in" loext:contextual-spacing="false" fo:line-height="100%" fo:text-align="end" style:justify-single-word="false" fo:keep-together="auto" fo:orphans="0" fo:widows="0" fo:padding="0in" fo:border="none" fo:keep-with-next="auto"/>
    </style:style>
    <style:style style:name="MT1" style:family="text">
      <style:text-properties fo:font-size="8pt" fo:font-style="italic" style:font-size-asian="8pt" style:font-style-asian="italic" style:font-size-complex="8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2681in" fo:page-height="11.6929in" style:num-format="1" style:print-orientation="portrait" fo:margin-top="1in" fo:margin-bottom="0.5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draw:rect text:anchor-type="as-char" style:rel-width="100%" draw:z-index="1" draw:style-name="Mgr1" draw:text-style-name="MP2" svg:width="0.0012in" svg:height="0.0213in"><text:p/></draw:rect></text:p>
        <table:table table:name="Table1" table:style-name="Table1">
          <table:table-column table:style-name="Table1.A"/>
          <table:table-column table:style-name="Table1.B"/>
          <table:table-row table:style-name="Table1.1">
            <table:table-cell table:style-name="Table1.A1" office:value-type="string">
              <text:p text:style-name="MP3"><text:span text:style-name="MT1">Ampliación de Sistemas Operativos y Redes</text:span></text:p>
            </table:table-cell>
            <table:table-cell table:style-name="Table1.A1" office:value-type="string">
              <text:p text:style-name="MP4"><text:page-number text:select-page="current">0</text:page-number></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2" meta:paragraph-count="45" meta:word-count="1095" meta:character-count="6759" meta:non-whitespace-character-count="5709"/>
    <meta:generator>LibreOfficeDev/6.0.5.2$Linux_X86_64 LibreOffice_project/</meta:generator>
  </office:meta>
</office:document-meta>
</file>